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af9" officeooo:paragraph-rsid="00025af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5af9" officeooo:paragraph-rsid="00025af9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42a5f5" loext:opacity="100%" fo:font-weight="bold" officeooo:rsid="00025af9" officeooo:paragraph-rsid="00025af9" style:font-weight-asian="bold" style:font-weight-complex="bold"/>
    </style:style>
    <style:style style:name="P4" style:family="paragraph" style:parent-style-name="Standard">
      <style:text-properties fo:color="#ec407a" loext:opacity="100%" fo:font-weight="bold" officeooo:rsid="00025af9" officeooo:paragraph-rsid="00025af9" style:font-weight-asian="bold" style:font-weight-complex="bold"/>
    </style:style>
    <style:style style:name="P5" style:family="paragraph" style:parent-style-name="Standard">
      <style:text-properties fo:color="#fdd835" loext:opacity="100%" fo:font-style="normal" fo:font-weight="bold" officeooo:rsid="00025af9" officeooo:paragraph-rsid="00025af9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ousel</text:p>
      <text:p text:style-name="P3">HTML</text:p>
      <text:p text:style-name="P1">&lt;!-- Carousel --&gt;</text:p>
      <text:p text:style-name="P1"><text:s text:c="8"/>&lt;div class="slideshow-container"&gt;</text:p>
      <text:p text:style-name="P1"><text:s text:c="12"/>&lt;div class="mySlides fade"&gt;</text:p>
      <text:p text:style-name="P1"><text:s text:c="16"/>&lt;img src="img/carousel/index1.jpg" style="width:100%" class="carousel-img"&gt;</text:p>
      <text:p text:style-name="P1"><text:s text:c="12"/>&lt;/div&gt;</text:p>
      <text:p text:style-name="P1"><text:s text:c="12"/>&lt;div class="mySlides fade"&gt;</text:p>
      <text:p text:style-name="P1"><text:s text:c="16"/>&lt;img src="img/carousel/index2.jpg" style="width:100%" class="carousel-img"&gt;</text:p>
      <text:p text:style-name="P1"><text:s text:c="12"/>&lt;/div&gt;</text:p>
      <text:p text:style-name="P1"><text:s text:c="12"/>&lt;div class="mySlides fade"&gt;</text:p>
      <text:p text:style-name="P1"><text:s text:c="16"/>&lt;img src="img/carousel/index3.jpg" style="width:100%" class="carousel-img"&gt;</text:p>
      <text:p text:style-name="P1"><text:s text:c="12"/>&lt;/div&gt;</text:p>
      <text:p text:style-name="P1"><text:s text:c="12"/>&lt;div style="text-align:center"&gt;</text:p>
      <text:p text:style-name="P1"><text:s text:c="16"/>&lt;span class="dot"&gt;&lt;/span&gt;</text:p>
      <text:p text:style-name="P1"><text:s text:c="16"/>&lt;span class="dot"&gt;&lt;/span&gt;</text:p>
      <text:p text:style-name="P1"><text:s text:c="16"/>&lt;span class="dot"&gt;&lt;/span&gt;</text:p>
      <text:p text:style-name="P1"><text:s text:c="12"/>&lt;/div&gt;</text:p>
      <text:p text:style-name="P1"><text:s text:c="8"/>&lt;/div&gt;</text:p>
      <text:p text:style-name="P1"/>
      <text:p text:style-name="P4">CSS</text:p>
      <text:p text:style-name="P1">/***** Carousel *****/</text:p>
      <text:p text:style-name="P1">.mySlides {</text:p>
      <text:p text:style-name="P1"><text:s text:c="4"/>display: none;</text:p>
      <text:p text:style-name="P1">}</text:p>
      <text:p text:style-name="P1"/>
      <text:p text:style-name="P1">.carousel-img {</text:p>
      <text:p text:style-name="P1"><text:s text:c="4"/>vertical-align: middle;</text:p>
      <text:p text:style-name="P1">}</text:p>
      <text:p text:style-name="P1"/>
      <text:p text:style-name="P1">.slideshow-container {</text:p>
      <text:p text:style-name="P1"><text:s text:c="4"/>max-width: 100%;</text:p>
      <text:p text:style-name="P1"><text:s text:c="4"/>position: relative;</text:p>
      <text:p text:style-name="P1"><text:s text:c="4"/>margin: auto;</text:p>
      <text:p text:style-name="P1">}</text:p>
      <text:p text:style-name="P1"/>
      <text:p text:style-name="P1">.dot {</text:p>
      <text:p text:style-name="P1"><text:s text:c="4"/>height: 15px;</text:p>
      <text:p text:style-name="P1"><text:s text:c="4"/>width: 15px;</text:p>
      <text:p text:style-name="P1"><text:s text:c="4"/>margin: 0 2px;</text:p>
      <text:p text:style-name="P1"><text:s text:c="4"/>background-color: #bbb;</text:p>
      <text:p text:style-name="P1"><text:s text:c="4"/>border-radius: 50%;</text:p>
      <text:p text:style-name="P1"><text:s text:c="4"/>display: inline-block;</text:p>
      <text:p text:style-name="P1"><text:s text:c="4"/>transition: background-color 0.6s ease;</text:p>
      <text:p text:style-name="P1"><text:s text:c="4"/>position: relative;</text:p>
      <text:p text:style-name="P1"><text:s text:c="4"/>bottom: 30px;</text:p>
      <text:p text:style-name="P1">}</text:p>
      <text:p text:style-name="P1"/>
      <text:p text:style-name="P1">.fade {</text:p>
      <text:p text:style-name="P1"><text:s text:c="4"/>animation-name: fade;</text:p>
      <text:p text:style-name="P1"><text:s text:c="4"/>animation-duration: 1.5s;</text:p>
      <text:p text:style-name="P1">}</text:p>
      <text:p text:style-name="P1"><text:soft-page-break/></text:p>
      <text:p text:style-name="P1">@keyframes fade {</text:p>
      <text:p text:style-name="P1"><text:s text:c="4"/>from {</text:p>
      <text:p text:style-name="P1"><text:s text:c="8"/>opacity: .4</text:p>
      <text:p text:style-name="P1"><text:s text:c="4"/>}</text:p>
      <text:p text:style-name="P1"/>
      <text:p text:style-name="P1"><text:s text:c="4"/>to {</text:p>
      <text:p text:style-name="P1"><text:s text:c="8"/>opacity: 1</text:p>
      <text:p text:style-name="P1"><text:s text:c="4"/>}</text:p>
      <text:p text:style-name="P1">}</text:p>
      <text:p text:style-name="P1"/>
      <text:p text:style-name="P1">.active-dot {</text:p>
      <text:p text:style-name="P1"><text:s text:c="4"/>background-color: gray;</text:p>
      <text:p text:style-name="P1">}</text:p>
      <text:p text:style-name="P1"/>
      <text:p text:style-name="P5">JavaScript</text:p>
      <text:p text:style-name="P1">&lt;script&gt;</text:p>
      <text:p text:style-name="P1"><text:s text:c="8"/>let slideIndex = 0;</text:p>
      <text:p text:style-name="P1"><text:s text:c="8"/>showSlides();</text:p>
      <text:p text:style-name="P1"><text:s text:c="8"/>function showSlides() {</text:p>
      <text:p text:style-name="P1"><text:s text:c="12"/>let i;</text:p>
      <text:p text:style-name="P1"><text:s text:c="12"/>let slides = document.getElementsByClassName("mySlides");</text:p>
      <text:p text:style-name="P1"><text:s text:c="12"/>let dots = document.getElementsByClassName("dot");</text:p>
      <text:p text:style-name="P1"><text:s text:c="12"/>for (i = 0; i &lt; slides.length; i++) {</text:p>
      <text:p text:style-name="P1"><text:s text:c="16"/>slides[i].style.display = "none";</text:p>
      <text:p text:style-name="P1"><text:s text:c="12"/>}</text:p>
      <text:p text:style-name="P1"><text:s text:c="12"/>slideIndex++;</text:p>
      <text:p text:style-name="P1"><text:s text:c="12"/>if (slideIndex &gt; slides.length) { slideIndex = 1 }</text:p>
      <text:p text:style-name="P1"><text:s text:c="12"/>for (i = 0; i &lt; dots.length; i++) {</text:p>
      <text:p text:style-name="P1"><text:s text:c="16"/>dots[i].className = dots[i].className.replace(" active-dot", "");</text:p>
      <text:p text:style-name="P1"><text:s text:c="12"/>}</text:p>
      <text:p text:style-name="P1"><text:s text:c="12"/>slides[slideIndex - 1].style.display = "block";</text:p>
      <text:p text:style-name="P1"><text:s text:c="12"/>dots[slideIndex - 1].className += " active-dot";</text:p>
      <text:p text:style-name="P1"><text:s text:c="12"/>setTimeout(showSlides, 5000); // Change image every 5 seconds</text:p>
      <text:p text:style-name="P1"><text:s text:c="8"/>}</text:p>
      <text:p text:style-name="P1"><text:s text:c="4"/>&lt;/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09:44.662395844</meta:creation-date>
    <dc:date>2023-11-29T10:14:19.754783906</dc:date>
    <meta:editing-duration>PT4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79" meta:word-count="194" meta:character-count="2095" meta:non-whitespace-character-count="1461"/>
  </office:meta>
</office:document-meta>
</file>